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78c" officeooo:paragraph-rsid="00194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- a) Será impresso 5 e dois 10, pois ao final de cada processo é impresso o valor atribuído a var dentro do processo. </text:p>
      <text:p text:style-name="P1">b) Este caso é possível ser resolvido de forma mais simples utilizando memoria compartilhada, justamente pelo fato de envolver somente números, caso a variável em comum fosse uma string a melhor solução seria utilizar pipes.</text:p>
      <text:p text:style-name="P1">c) Pipes e memoria compartilhad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9:54:51.590229549</meta:creation-date>
    <dc:date>2023-05-23T10:13:50.324797092</dc:date>
    <meta:editing-duration>PT8M48S</meta:editing-duration>
    <meta:editing-cycles>1</meta:editing-cycles>
    <meta:document-statistic meta:table-count="0" meta:image-count="0" meta:object-count="0" meta:page-count="1" meta:paragraph-count="3" meta:word-count="64" meta:character-count="376" meta:non-whitespace-character-count="314"/>
    <meta:generator>LibreOffice/7.3.7.2$Linux_X86_64 LibreOffice_project/30$Build-2</meta:generator>
  </office:meta>
</office:document-meta>
</file>